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eb6" officeooo:paragraph-rsid="0013ceb6"/>
    </style:style>
    <style:style style:name="T1" style:family="text">
      <style:text-properties officeooo:rsid="0013e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 / L </text:p>
      <text:p text:style-name="P1">A<text:tab/><text:tab/>Apache<text:tab/>Service <text:s text:c="2"/>Web <text:tab/></text:p>
      <text:p text:style-name="P1">M<text:tab/><text:tab/>MySQL<text:tab/>Service <text:s text:c="2"/>BDD MYSQL requete</text:p>
      <text:p text:style-name="P1">P<text:tab/><text:tab/>Php<text:tab/><text:tab/>Service <text:s text:c="2"/><text:span text:style-name="T1">Web avec du 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1:36:45.659712541</meta:creation-date>
    <meta:generator>LibreOffice/6.0.7.3$Linux_X86_64 LibreOffice_project/00m0$Build-3</meta:generator>
    <dc:date>2020-06-03T11:54:36.904572450</dc:date>
    <meta:editing-duration>PT7M14S</meta:editing-duration>
    <meta:editing-cycles>1</meta:editing-cycles>
    <meta:document-statistic meta:table-count="0" meta:image-count="0" meta:object-count="0" meta:page-count="1" meta:paragraph-count="4" meta:word-count="20" meta:character-count="100" meta:non-whitespace-character-count="71"/>
  </office:meta>
</office:document-meta>
</file>